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0.997in"/>
    </style:style>
    <style:style style:name="ta1co2" style:family="table-column">
      <style:table-column-properties fo:break-before="auto" style:column-width="1.963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0.8925in"/>
    </style:style>
    <style:style style:name="ta2co2" style:family="table-column">
      <style:table-column-properties fo:break-before="auto" style:column-width="1.963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elevator_compute_dfa-1/bes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/5-floors.lp</text:p>
          </table:table-cell>
          <table:table-cell office:value-type="float" office:value="3.30564"/>
          <table:table-cell office:value-type="float" office:value="0.063"/>
          <table:table-cell office:value-type="float" office:value="0.01"/>
          <table:table-cell office:value-type="float" office:value="2.0"/>
          <table:table-cell office:value-type="float" office:value="0.0"/>
          <table:table-cell office:value-type="float" office:value="1.0"/>
          <table:table-cell office:value-type="float" office:value="101.0"/>
          <table:table-cell office:value-type="float" office:value="224.0"/>
          <table:table-cell office:value-type="float" office:value="2284.0"/>
          <table:table-cell office:value-type="float" office:value="7405.0"/>
          <table:table-cell office:value-type="float" office:value="12215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629.0"/>
          <table:table-cell office:value-type="float" office:value="9401.0"/>
          <table:table-cell office:value-type="float" office:value="7921.0"/>
          <table:table-cell office:value-type="float" office:value="6717.0"/>
          <table:table-cell office:value-type="float" office:value="3662.0"/>
          <table:table-cell office:value-type="float" office:value="150.0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>
          <table:table-cell office:value-type="string">
            <text:p>./7-floors.lp</text:p>
          </table:table-cell>
          <table:table-cell office:value-type="float" office:value="3.26444"/>
          <table:table-cell office:value-type="float" office:value="0.078"/>
          <table:table-cell office:value-type="float" office:value="0.0"/>
          <table:table-cell office:value-type="float" office:value="2.0"/>
          <table:table-cell office:value-type="float" office:value="0.0"/>
          <table:table-cell office:value-type="float" office:value="0.0"/>
          <table:table-cell office:value-type="float" office:value="35.0"/>
          <table:table-cell office:value-type="float" office:value="60.0"/>
          <table:table-cell office:value-type="float" office:value="2291.0"/>
          <table:table-cell office:value-type="float" office:value="7321.0"/>
          <table:table-cell office:value-type="float" office:value="12215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628.0"/>
          <table:table-cell office:value-type="float" office:value="9277.0"/>
          <table:table-cell office:value-type="float" office:value="7847.0"/>
          <table:table-cell office:value-type="float" office:value="6621.0"/>
          <table:table-cell office:value-type="float" office:value="3605.0"/>
          <table:table-cell office:value-type="float" office:value="150.0"/>
          <table:table-cell table:formula="of:=MIN([.$B4])" office:value-type="float"/>
          <table:table-cell table:formula="of:=MIN([.$C4])" office:value-type="float"/>
          <table:table-cell table:formula="of:=MIN([.$D4])" office:value-type="float"/>
          <table:table-cell table:formula="of:=MIN([.$E4])" office:value-type="float"/>
          <table:table-cell table:formula="of:=MIN([.$F4])" office:value-type="float"/>
          <table:table-cell table:formula="of:=MIN([.$G4])" office:value-type="float"/>
          <table:table-cell table:formula="of:=MIN([.$H4])" office:value-type="float"/>
          <table:table-cell table:formula="of:=MIN([.$I4])" office:value-type="float"/>
          <table:table-cell table:formula="of:=MIN([.$J4])" office:value-type="float"/>
          <table:table-cell table:formula="of:=MIN([.$K4])" office:value-type="float"/>
          <table:table-cell table:formula="of:=MIN([.$L4])" office:value-type="float"/>
          <table:table-cell table:formula="of:=MIN([.$M4])" office:value-type="float"/>
          <table:table-cell table:formula="of:=MIN([.$N4])" office:value-type="float"/>
          <table:table-cell table:formula="of:=MIN([.$O4])" office:value-type="float"/>
          <table:table-cell table:formula="of:=MIN([.$P4])" office:value-type="float"/>
          <table:table-cell table:formula="of:=MIN([.$Q4])" office:value-type="float"/>
          <table:table-cell table:formula="of:=MIN([.$R4])" office:value-type="float"/>
          <table:table-cell table:formula="of:=MIN([.$S4])" office:value-type="float"/>
          <table:table-cell table:formula="of:=MIN([.$T4])" office:value-type="float"/>
          <table:table-cell table:formula="of:=MIN([.$U4])" office:value-type="float"/>
          <table:table-cell table:formula="of:=MEDIAN([.$B4])" office:value-type="float"/>
          <table:table-cell table:formula="of:=MEDIAN([.$C4])" office:value-type="float"/>
          <table:table-cell table:formula="of:=MEDIAN([.$D4])" office:value-type="float"/>
          <table:table-cell table:formula="of:=MEDIAN([.$E4])" office:value-type="float"/>
          <table:table-cell table:formula="of:=MEDIAN([.$F4])" office:value-type="float"/>
          <table:table-cell table:formula="of:=MEDIAN([.$G4])" office:value-type="float"/>
          <table:table-cell table:formula="of:=MEDIAN([.$H4])" office:value-type="float"/>
          <table:table-cell table:formula="of:=MEDIAN([.$I4])" office:value-type="float"/>
          <table:table-cell table:formula="of:=MEDIAN([.$J4])" office:value-type="float"/>
          <table:table-cell table:formula="of:=MEDIAN([.$K4])" office:value-type="float"/>
          <table:table-cell table:formula="of:=MEDIAN([.$L4])" office:value-type="float"/>
          <table:table-cell table:formula="of:=MEDIAN([.$M4])" office:value-type="float"/>
          <table:table-cell table:formula="of:=MEDIAN([.$N4])" office:value-type="float"/>
          <table:table-cell table:formula="of:=MEDIAN([.$O4])" office:value-type="float"/>
          <table:table-cell table:formula="of:=MEDIAN([.$P4])" office:value-type="float"/>
          <table:table-cell table:formula="of:=MEDIAN([.$Q4])" office:value-type="float"/>
          <table:table-cell table:formula="of:=MEDIAN([.$R4])" office:value-type="float"/>
          <table:table-cell table:formula="of:=MEDIAN([.$S4])" office:value-type="float"/>
          <table:table-cell table:formula="of:=MEDIAN([.$T4])" office:value-type="float"/>
          <table:table-cell table:formula="of:=MEDIAN([.$U4])" office:value-type="float"/>
          <table:table-cell table:formula="of:=MAX([.$B4])" office:value-type="float"/>
          <table:table-cell table:formula="of:=MAX([.$C4])" office:value-type="float"/>
          <table:table-cell table:formula="of:=MAX([.$D4])" office:value-type="float"/>
          <table:table-cell table:formula="of:=MAX([.$E4])" office:value-type="float"/>
          <table:table-cell table:formula="of:=MAX([.$F4])" office:value-type="float"/>
          <table:table-cell table:formula="of:=MAX([.$G4])" office:value-type="float"/>
          <table:table-cell table:formula="of:=MAX([.$H4])" office:value-type="float"/>
          <table:table-cell table:formula="of:=MAX([.$I4])" office:value-type="float"/>
          <table:table-cell table:formula="of:=MAX([.$J4])" office:value-type="float"/>
          <table:table-cell table:formula="of:=MAX([.$K4])" office:value-type="float"/>
          <table:table-cell table:formula="of:=MAX([.$L4])" office:value-type="float"/>
          <table:table-cell table:formula="of:=MAX([.$M4])" office:value-type="float"/>
          <table:table-cell table:formula="of:=MAX([.$N4])" office:value-type="float"/>
          <table:table-cell table:formula="of:=MAX([.$O4])" office:value-type="float"/>
          <table:table-cell table:formula="of:=MAX([.$P4])" office:value-type="float"/>
          <table:table-cell table:formula="of:=MAX([.$Q4])" office:value-type="float"/>
          <table:table-cell table:formula="of:=MAX([.$R4])" office:value-type="float"/>
          <table:table-cell table:formula="of:=MAX([.$S4])" office:value-type="float"/>
          <table:table-cell table:formula="of:=MAX([.$T4])" office:value-type="float"/>
          <table:table-cell table:formula="of:=MAX([.$U4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4])" office:value-type="float"/>
          <table:table-cell table:formula="of:=SUM([.C3:.C4])" office:value-type="float"/>
          <table:table-cell table:formula="of:=SUM([.D3:.D4])" office:value-type="float"/>
          <table:table-cell table:formula="of:=SUM([.E3:.E4])" office:value-type="float"/>
          <table:table-cell table:formula="of:=SUM([.F3:.F4])" office:value-type="float"/>
          <table:table-cell table:formula="of:=SUM([.G3:.G4])" office:value-type="float"/>
          <table:table-cell table:formula="of:=SUM([.H3:.H4])" office:value-type="float"/>
          <table:table-cell table:formula="of:=SUM([.I3:.I4])" office:value-type="float"/>
          <table:table-cell table:formula="of:=SUM([.J3:.J4])" office:value-type="float"/>
          <table:table-cell table:formula="of:=SUM([.K3:.K4])" office:value-type="float"/>
          <table:table-cell table:formula="of:=SUM([.L3:.L4])" office:value-type="float"/>
          <table:table-cell table:formula="of:=SUM([.M3:.M4])" office:value-type="float"/>
          <table:table-cell table:formula="of:=SUM([.N3:.N4])" office:value-type="float"/>
          <table:table-cell table:formula="of:=SUM([.O3:.O4])" office:value-type="float"/>
          <table:table-cell table:formula="of:=SUM([.P3:.P4])" office:value-type="float"/>
          <table:table-cell table:formula="of:=SUM([.Q3:.Q4])" office:value-type="float"/>
          <table:table-cell table:formula="of:=SUM([.R3:.R4])" office:value-type="float"/>
          <table:table-cell table:formula="of:=SUM([.S3:.S4])" office:value-type="float"/>
          <table:table-cell table:formula="of:=SUM([.T3:.T4])" office:value-type="float"/>
          <table:table-cell table:formula="of:=SUM([.U3:.U4])" office:value-type="float"/>
          <table:table-cell table:formula="of:=SUM([.V3:.V4])" office:value-type="float"/>
          <table:table-cell table:formula="of:=SUM([.W3:.W4])" office:value-type="float"/>
          <table:table-cell table:formula="of:=SUM([.X3:.X4])" office:value-type="float"/>
          <table:table-cell table:formula="of:=SUM([.Y3:.Y4])" office:value-type="float"/>
          <table:table-cell table:formula="of:=SUM([.Z3:.Z4])" office:value-type="float"/>
          <table:table-cell table:formula="of:=SUM([.AA3:.AA4])" office:value-type="float"/>
          <table:table-cell table:formula="of:=SUM([.AB3:.AB4])" office:value-type="float"/>
          <table:table-cell table:formula="of:=SUM([.AC3:.AC4])" office:value-type="float"/>
          <table:table-cell table:formula="of:=SUM([.AD3:.AD4])" office:value-type="float"/>
          <table:table-cell table:formula="of:=SUM([.AE3:.AE4])" office:value-type="float"/>
          <table:table-cell table:formula="of:=SUM([.AF3:.AF4])" office:value-type="float"/>
          <table:table-cell table:formula="of:=SUM([.AG3:.AG4])" office:value-type="float"/>
          <table:table-cell table:formula="of:=SUM([.AH3:.AH4])" office:value-type="float"/>
          <table:table-cell table:formula="of:=SUM([.AI3:.AI4])" office:value-type="float"/>
          <table:table-cell table:formula="of:=SUM([.AJ3:.AJ4])" office:value-type="float"/>
          <table:table-cell table:formula="of:=SUM([.AK3:.AK4])" office:value-type="float"/>
          <table:table-cell table:formula="of:=SUM([.AL3:.AL4])" office:value-type="float"/>
          <table:table-cell table:formula="of:=SUM([.AM3:.AM4])" office:value-type="float"/>
          <table:table-cell table:formula="of:=SUM([.AN3:.AN4])" office:value-type="float"/>
          <table:table-cell table:formula="of:=SUM([.AO3:.AO4])" office:value-type="float"/>
          <table:table-cell table:formula="of:=SUM([.AP3:.AP4])" office:value-type="float"/>
          <table:table-cell table:formula="of:=SUM([.AQ3:.AQ4])" office:value-type="float"/>
          <table:table-cell table:formula="of:=SUM([.AR3:.AR4])" office:value-type="float"/>
          <table:table-cell table:formula="of:=SUM([.AS3:.AS4])" office:value-type="float"/>
          <table:table-cell table:formula="of:=SUM([.AT3:.AT4])" office:value-type="float"/>
          <table:table-cell table:formula="of:=SUM([.AU3:.AU4])" office:value-type="float"/>
          <table:table-cell table:formula="of:=SUM([.AV3:.AV4])" office:value-type="float"/>
          <table:table-cell table:formula="of:=SUM([.AW3:.AW4])" office:value-type="float"/>
          <table:table-cell table:formula="of:=SUM([.AX3:.AX4])" office:value-type="float"/>
          <table:table-cell table:formula="of:=SUM([.AY3:.AY4])" office:value-type="float"/>
          <table:table-cell table:formula="of:=SUM([.AZ3:.AZ4])" office:value-type="float"/>
          <table:table-cell table:formula="of:=SUM([.BA3:.BA4])" office:value-type="float"/>
          <table:table-cell table:formula="of:=SUM([.BB3:.BB4])" office:value-type="float"/>
          <table:table-cell table:formula="of:=SUM([.BC3:.BC4])" office:value-type="float"/>
          <table:table-cell table:formula="of:=SUM([.BD3:.BD4])" office:value-type="float"/>
          <table:table-cell table:formula="of:=SUM([.BE3:.BE4])" office:value-type="float"/>
          <table:table-cell table:formula="of:=SUM([.BF3:.BF4])" office:value-type="float"/>
          <table:table-cell table:formula="of:=SUM([.BG3:.BG4])" office:value-type="float"/>
          <table:table-cell table:formula="of:=SUM([.BH3:.BH4])" office:value-type="float"/>
          <table:table-cell table:formula="of:=SUM([.BI3:.BI4])" office:value-type="float"/>
          <table:table-cell table:formula="of:=SUM([.BJ3:.BJ4])" office:value-type="float"/>
          <table:table-cell table:formula="of:=SUM([.BK3:.BK4])" office:value-type="float"/>
          <table:table-cell table:formula="of:=SUM([.BL3:.BL4])" office:value-type="float"/>
          <table:table-cell table:formula="of:=SUM([.BM3:.BM4])" office:value-type="float"/>
          <table:table-cell table:formula="of:=SUM([.BN3:.BN4])" office:value-type="float"/>
          <table:table-cell table:formula="of:=SUM([.BO3:.BO4])" office:value-type="float"/>
          <table:table-cell table:formula="of:=SUM([.BP3:.BP4])" office:value-type="float"/>
          <table:table-cell table:formula="of:=SUM([.BQ3:.BQ4])" office:value-type="float"/>
          <table:table-cell table:formula="of:=SUM([.BR3:.BR4])" office:value-type="float"/>
          <table:table-cell table:formula="of:=SUM([.BS3:.BS4])" office:value-type="float"/>
          <table:table-cell table:formula="of:=SUM([.BT3:.BT4])" office:value-type="float"/>
          <table:table-cell table:formula="of:=SUM([.BU3:.BU4])" office:value-type="float"/>
          <table:table-cell table:formula="of:=SUM([.BV3:.BV4])" office:value-type="float"/>
          <table:table-cell table:formula="of:=SUM([.BW3:.BW4])" office:value-type="float"/>
          <table:table-cell table:formula="of:=SUM([.BX3:.BX4])" office:value-type="float"/>
          <table:table-cell table:formula="of:=SUM([.BY3:.BY4])" office:value-type="float"/>
          <table:table-cell table:formula="of:=SUM([.BZ3:.BZ4])" office:value-type="float"/>
          <table:table-cell table:formula="of:=SUM([.CA3:.CA4])" office:value-type="float"/>
          <table:table-cell table:formula="of:=SUM([.CB3:.CB4])" office:value-type="float"/>
          <table:table-cell table:formula="of:=SUM([.CC3:.CC4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4])" office:value-type="float"/>
          <table:table-cell table:formula="of:=AVERAGE([.C3:.C4])" office:value-type="float"/>
          <table:table-cell table:formula="of:=AVERAGE([.D3:.D4])" office:value-type="float"/>
          <table:table-cell table:formula="of:=AVERAGE([.E3:.E4])" office:value-type="float"/>
          <table:table-cell table:formula="of:=AVERAGE([.F3:.F4])" office:value-type="float"/>
          <table:table-cell table:formula="of:=AVERAGE([.G3:.G4])" office:value-type="float"/>
          <table:table-cell table:formula="of:=AVERAGE([.H3:.H4])" office:value-type="float"/>
          <table:table-cell table:formula="of:=AVERAGE([.I3:.I4])" office:value-type="float"/>
          <table:table-cell table:formula="of:=AVERAGE([.J3:.J4])" office:value-type="float"/>
          <table:table-cell table:formula="of:=AVERAGE([.K3:.K4])" office:value-type="float"/>
          <table:table-cell table:formula="of:=AVERAGE([.L3:.L4])" office:value-type="float"/>
          <table:table-cell table:formula="of:=AVERAGE([.M3:.M4])" office:value-type="float"/>
          <table:table-cell table:formula="of:=AVERAGE([.N3:.N4])" office:value-type="float"/>
          <table:table-cell table:formula="of:=AVERAGE([.O3:.O4])" office:value-type="float"/>
          <table:table-cell table:formula="of:=AVERAGE([.P3:.P4])" office:value-type="float"/>
          <table:table-cell table:formula="of:=AVERAGE([.Q3:.Q4])" office:value-type="float"/>
          <table:table-cell table:formula="of:=AVERAGE([.R3:.R4])" office:value-type="float"/>
          <table:table-cell table:formula="of:=AVERAGE([.S3:.S4])" office:value-type="float"/>
          <table:table-cell table:formula="of:=AVERAGE([.T3:.T4])" office:value-type="float"/>
          <table:table-cell table:formula="of:=AVERAGE([.U3:.U4])" office:value-type="float"/>
          <table:table-cell table:formula="of:=AVERAGE([.V3:.V4])" office:value-type="float"/>
          <table:table-cell table:formula="of:=AVERAGE([.W3:.W4])" office:value-type="float"/>
          <table:table-cell table:formula="of:=AVERAGE([.X3:.X4])" office:value-type="float"/>
          <table:table-cell table:formula="of:=AVERAGE([.Y3:.Y4])" office:value-type="float"/>
          <table:table-cell table:formula="of:=AVERAGE([.Z3:.Z4])" office:value-type="float"/>
          <table:table-cell table:formula="of:=AVERAGE([.AA3:.AA4])" office:value-type="float"/>
          <table:table-cell table:formula="of:=AVERAGE([.AB3:.AB4])" office:value-type="float"/>
          <table:table-cell table:formula="of:=AVERAGE([.AC3:.AC4])" office:value-type="float"/>
          <table:table-cell table:formula="of:=AVERAGE([.AD3:.AD4])" office:value-type="float"/>
          <table:table-cell table:formula="of:=AVERAGE([.AE3:.AE4])" office:value-type="float"/>
          <table:table-cell table:formula="of:=AVERAGE([.AF3:.AF4])" office:value-type="float"/>
          <table:table-cell table:formula="of:=AVERAGE([.AG3:.AG4])" office:value-type="float"/>
          <table:table-cell table:formula="of:=AVERAGE([.AH3:.AH4])" office:value-type="float"/>
          <table:table-cell table:formula="of:=AVERAGE([.AI3:.AI4])" office:value-type="float"/>
          <table:table-cell table:formula="of:=AVERAGE([.AJ3:.AJ4])" office:value-type="float"/>
          <table:table-cell table:formula="of:=AVERAGE([.AK3:.AK4])" office:value-type="float"/>
          <table:table-cell table:formula="of:=AVERAGE([.AL3:.AL4])" office:value-type="float"/>
          <table:table-cell table:formula="of:=AVERAGE([.AM3:.AM4])" office:value-type="float"/>
          <table:table-cell table:formula="of:=AVERAGE([.AN3:.AN4])" office:value-type="float"/>
          <table:table-cell table:formula="of:=AVERAGE([.AO3:.AO4])" office:value-type="float"/>
          <table:table-cell table:formula="of:=AVERAGE([.AP3:.AP4])" office:value-type="float"/>
          <table:table-cell table:formula="of:=AVERAGE([.AQ3:.AQ4])" office:value-type="float"/>
          <table:table-cell table:formula="of:=AVERAGE([.AR3:.AR4])" office:value-type="float"/>
          <table:table-cell table:formula="of:=AVERAGE([.AS3:.AS4])" office:value-type="float"/>
          <table:table-cell table:formula="of:=AVERAGE([.AT3:.AT4])" office:value-type="float"/>
          <table:table-cell table:formula="of:=AVERAGE([.AU3:.AU4])" office:value-type="float"/>
          <table:table-cell table:formula="of:=AVERAGE([.AV3:.AV4])" office:value-type="float"/>
          <table:table-cell table:formula="of:=AVERAGE([.AW3:.AW4])" office:value-type="float"/>
          <table:table-cell table:formula="of:=AVERAGE([.AX3:.AX4])" office:value-type="float"/>
          <table:table-cell table:formula="of:=AVERAGE([.AY3:.AY4])" office:value-type="float"/>
          <table:table-cell table:formula="of:=AVERAGE([.AZ3:.AZ4])" office:value-type="float"/>
          <table:table-cell table:formula="of:=AVERAGE([.BA3:.BA4])" office:value-type="float"/>
          <table:table-cell table:formula="of:=AVERAGE([.BB3:.BB4])" office:value-type="float"/>
          <table:table-cell table:formula="of:=AVERAGE([.BC3:.BC4])" office:value-type="float"/>
          <table:table-cell table:formula="of:=AVERAGE([.BD3:.BD4])" office:value-type="float"/>
          <table:table-cell table:formula="of:=AVERAGE([.BE3:.BE4])" office:value-type="float"/>
          <table:table-cell table:formula="of:=AVERAGE([.BF3:.BF4])" office:value-type="float"/>
          <table:table-cell table:formula="of:=AVERAGE([.BG3:.BG4])" office:value-type="float"/>
          <table:table-cell table:formula="of:=AVERAGE([.BH3:.BH4])" office:value-type="float"/>
          <table:table-cell table:formula="of:=AVERAGE([.BI3:.BI4])" office:value-type="float"/>
          <table:table-cell table:formula="of:=AVERAGE([.BJ3:.BJ4])" office:value-type="float"/>
          <table:table-cell table:formula="of:=AVERAGE([.BK3:.BK4])" office:value-type="float"/>
          <table:table-cell table:formula="of:=AVERAGE([.BL3:.BL4])" office:value-type="float"/>
          <table:table-cell table:formula="of:=AVERAGE([.BM3:.BM4])" office:value-type="float"/>
          <table:table-cell table:formula="of:=AVERAGE([.BN3:.BN4])" office:value-type="float"/>
          <table:table-cell table:formula="of:=AVERAGE([.BO3:.BO4])" office:value-type="float"/>
          <table:table-cell table:formula="of:=AVERAGE([.BP3:.BP4])" office:value-type="float"/>
          <table:table-cell table:formula="of:=AVERAGE([.BQ3:.BQ4])" office:value-type="float"/>
          <table:table-cell table:formula="of:=AVERAGE([.BR3:.BR4])" office:value-type="float"/>
          <table:table-cell table:formula="of:=AVERAGE([.BS3:.BS4])" office:value-type="float"/>
          <table:table-cell table:formula="of:=AVERAGE([.BT3:.BT4])" office:value-type="float"/>
          <table:table-cell table:formula="of:=AVERAGE([.BU3:.BU4])" office:value-type="float"/>
          <table:table-cell table:formula="of:=AVERAGE([.BV3:.BV4])" office:value-type="float"/>
          <table:table-cell table:formula="of:=AVERAGE([.BW3:.BW4])" office:value-type="float"/>
          <table:table-cell table:formula="of:=AVERAGE([.BX3:.BX4])" office:value-type="float"/>
          <table:table-cell table:formula="of:=AVERAGE([.BY3:.BY4])" office:value-type="float"/>
          <table:table-cell table:formula="of:=AVERAGE([.BZ3:.BZ4])" office:value-type="float"/>
          <table:table-cell table:formula="of:=AVERAGE([.CA3:.CA4])" office:value-type="float"/>
          <table:table-cell table:formula="of:=AVERAGE([.CB3:.CB4])" office:value-type="float"/>
          <table:table-cell table:formula="of:=AVERAGE([.CC3:.CC4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4])" office:value-type="float"/>
          <table:table-cell table:formula="of:=STDEV([.C3:.C4])" office:value-type="float"/>
          <table:table-cell table:formula="of:=STDEV([.D3:.D4])" office:value-type="float"/>
          <table:table-cell table:formula="of:=STDEV([.E3:.E4])" office:value-type="float"/>
          <table:table-cell table:formula="of:=STDEV([.F3:.F4])" office:value-type="float"/>
          <table:table-cell table:formula="of:=STDEV([.G3:.G4])" office:value-type="float"/>
          <table:table-cell table:formula="of:=STDEV([.H3:.H4])" office:value-type="float"/>
          <table:table-cell table:formula="of:=STDEV([.I3:.I4])" office:value-type="float"/>
          <table:table-cell table:formula="of:=STDEV([.J3:.J4])" office:value-type="float"/>
          <table:table-cell table:formula="of:=STDEV([.K3:.K4])" office:value-type="float"/>
          <table:table-cell table:formula="of:=STDEV([.L3:.L4])" office:value-type="float"/>
          <table:table-cell table:formula="of:=STDEV([.M3:.M4])" office:value-type="float"/>
          <table:table-cell table:formula="of:=STDEV([.N3:.N4])" office:value-type="float"/>
          <table:table-cell table:formula="of:=STDEV([.O3:.O4])" office:value-type="float"/>
          <table:table-cell table:formula="of:=STDEV([.P3:.P4])" office:value-type="float"/>
          <table:table-cell table:formula="of:=STDEV([.Q3:.Q4])" office:value-type="float"/>
          <table:table-cell table:formula="of:=STDEV([.R3:.R4])" office:value-type="float"/>
          <table:table-cell table:formula="of:=STDEV([.S3:.S4])" office:value-type="float"/>
          <table:table-cell table:formula="of:=STDEV([.T3:.T4])" office:value-type="float"/>
          <table:table-cell table:formula="of:=STDEV([.U3:.U4])" office:value-type="float"/>
          <table:table-cell table:formula="of:=STDEV([.V3:.V4])" office:value-type="float"/>
          <table:table-cell table:formula="of:=STDEV([.W3:.W4])" office:value-type="float"/>
          <table:table-cell table:formula="of:=STDEV([.X3:.X4])" office:value-type="float"/>
          <table:table-cell table:formula="of:=STDEV([.Y3:.Y4])" office:value-type="float"/>
          <table:table-cell table:formula="of:=STDEV([.Z3:.Z4])" office:value-type="float"/>
          <table:table-cell table:formula="of:=STDEV([.AA3:.AA4])" office:value-type="float"/>
          <table:table-cell table:formula="of:=STDEV([.AB3:.AB4])" office:value-type="float"/>
          <table:table-cell table:formula="of:=STDEV([.AC3:.AC4])" office:value-type="float"/>
          <table:table-cell table:formula="of:=STDEV([.AD3:.AD4])" office:value-type="float"/>
          <table:table-cell table:formula="of:=STDEV([.AE3:.AE4])" office:value-type="float"/>
          <table:table-cell table:formula="of:=STDEV([.AF3:.AF4])" office:value-type="float"/>
          <table:table-cell table:formula="of:=STDEV([.AG3:.AG4])" office:value-type="float"/>
          <table:table-cell table:formula="of:=STDEV([.AH3:.AH4])" office:value-type="float"/>
          <table:table-cell table:formula="of:=STDEV([.AI3:.AI4])" office:value-type="float"/>
          <table:table-cell table:formula="of:=STDEV([.AJ3:.AJ4])" office:value-type="float"/>
          <table:table-cell table:formula="of:=STDEV([.AK3:.AK4])" office:value-type="float"/>
          <table:table-cell table:formula="of:=STDEV([.AL3:.AL4])" office:value-type="float"/>
          <table:table-cell table:formula="of:=STDEV([.AM3:.AM4])" office:value-type="float"/>
          <table:table-cell table:formula="of:=STDEV([.AN3:.AN4])" office:value-type="float"/>
          <table:table-cell table:formula="of:=STDEV([.AO3:.AO4])" office:value-type="float"/>
          <table:table-cell table:formula="of:=STDEV([.AP3:.AP4])" office:value-type="float"/>
          <table:table-cell table:formula="of:=STDEV([.AQ3:.AQ4])" office:value-type="float"/>
          <table:table-cell table:formula="of:=STDEV([.AR3:.AR4])" office:value-type="float"/>
          <table:table-cell table:formula="of:=STDEV([.AS3:.AS4])" office:value-type="float"/>
          <table:table-cell table:formula="of:=STDEV([.AT3:.AT4])" office:value-type="float"/>
          <table:table-cell table:formula="of:=STDEV([.AU3:.AU4])" office:value-type="float"/>
          <table:table-cell table:formula="of:=STDEV([.AV3:.AV4])" office:value-type="float"/>
          <table:table-cell table:formula="of:=STDEV([.AW3:.AW4])" office:value-type="float"/>
          <table:table-cell table:formula="of:=STDEV([.AX3:.AX4])" office:value-type="float"/>
          <table:table-cell table:formula="of:=STDEV([.AY3:.AY4])" office:value-type="float"/>
          <table:table-cell table:formula="of:=STDEV([.AZ3:.AZ4])" office:value-type="float"/>
          <table:table-cell table:formula="of:=STDEV([.BA3:.BA4])" office:value-type="float"/>
          <table:table-cell table:formula="of:=STDEV([.BB3:.BB4])" office:value-type="float"/>
          <table:table-cell table:formula="of:=STDEV([.BC3:.BC4])" office:value-type="float"/>
          <table:table-cell table:formula="of:=STDEV([.BD3:.BD4])" office:value-type="float"/>
          <table:table-cell table:formula="of:=STDEV([.BE3:.BE4])" office:value-type="float"/>
          <table:table-cell table:formula="of:=STDEV([.BF3:.BF4])" office:value-type="float"/>
          <table:table-cell table:formula="of:=STDEV([.BG3:.BG4])" office:value-type="float"/>
          <table:table-cell table:formula="of:=STDEV([.BH3:.BH4])" office:value-type="float"/>
          <table:table-cell table:formula="of:=STDEV([.BI3:.BI4])" office:value-type="float"/>
          <table:table-cell table:formula="of:=STDEV([.BJ3:.BJ4])" office:value-type="float"/>
          <table:table-cell table:formula="of:=STDEV([.BK3:.BK4])" office:value-type="float"/>
          <table:table-cell table:formula="of:=STDEV([.BL3:.BL4])" office:value-type="float"/>
          <table:table-cell table:formula="of:=STDEV([.BM3:.BM4])" office:value-type="float"/>
          <table:table-cell table:formula="of:=STDEV([.BN3:.BN4])" office:value-type="float"/>
          <table:table-cell table:formula="of:=STDEV([.BO3:.BO4])" office:value-type="float"/>
          <table:table-cell table:formula="of:=STDEV([.BP3:.BP4])" office:value-type="float"/>
          <table:table-cell table:formula="of:=STDEV([.BQ3:.BQ4])" office:value-type="float"/>
          <table:table-cell table:formula="of:=STDEV([.BR3:.BR4])" office:value-type="float"/>
          <table:table-cell table:formula="of:=STDEV([.BS3:.BS4])" office:value-type="float"/>
          <table:table-cell table:formula="of:=STDEV([.BT3:.BT4])" office:value-type="float"/>
          <table:table-cell table:formula="of:=STDEV([.BU3:.BU4])" office:value-type="float"/>
          <table:table-cell table:formula="of:=STDEV([.BV3:.BV4])" office:value-type="float"/>
          <table:table-cell table:formula="of:=STDEV([.BW3:.BW4])" office:value-type="float"/>
          <table:table-cell table:formula="of:=STDEV([.BX3:.BX4])" office:value-type="float"/>
          <table:table-cell table:formula="of:=STDEV([.BY3:.BY4])" office:value-type="float"/>
          <table:table-cell table:formula="of:=STDEV([.BZ3:.BZ4])" office:value-type="float"/>
          <table:table-cell table:formula="of:=STDEV([.CA3:.CA4])" office:value-type="float"/>
          <table:table-cell table:formula="of:=STDEV([.CB3:.CB4])" office:value-type="float"/>
          <table:table-cell table:formula="of:=STDEV([.CC3:.CC4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4]-[.$V3:.$V4])^2)^0.5" office:value-type="float"/>
          <table:table-cell table:number-matrix-columns-spanned="1" table:number-matrix-rows-spanned="1" table:formula="of:=SUM(([.C3:.C4]-[.$W3:.$W4])^2)^0.5" office:value-type="float"/>
          <table:table-cell table:number-matrix-columns-spanned="1" table:number-matrix-rows-spanned="1" table:formula="of:=SUM(([.D3:.D4]-[.$X3:.$X4])^2)^0.5" office:value-type="float"/>
          <table:table-cell table:number-matrix-columns-spanned="1" table:number-matrix-rows-spanned="1" table:formula="of:=SUM(([.E3:.E4]-[.$Y3:.$Y4])^2)^0.5" office:value-type="float"/>
          <table:table-cell table:number-matrix-columns-spanned="1" table:number-matrix-rows-spanned="1" table:formula="of:=SUM(([.F3:.F4]-[.$Z3:.$Z4])^2)^0.5" office:value-type="float"/>
          <table:table-cell table:number-matrix-columns-spanned="1" table:number-matrix-rows-spanned="1" table:formula="of:=SUM(([.G3:.G4]-[.$AA3:.$AA4])^2)^0.5" office:value-type="float"/>
          <table:table-cell table:number-matrix-columns-spanned="1" table:number-matrix-rows-spanned="1" table:formula="of:=SUM(([.H3:.H4]-[.$AB3:.$AB4])^2)^0.5" office:value-type="float"/>
          <table:table-cell table:number-matrix-columns-spanned="1" table:number-matrix-rows-spanned="1" table:formula="of:=SUM(([.I3:.I4]-[.$AC3:.$AC4])^2)^0.5" office:value-type="float"/>
          <table:table-cell table:number-matrix-columns-spanned="1" table:number-matrix-rows-spanned="1" table:formula="of:=SUM(([.J3:.J4]-[.$AD3:.$AD4])^2)^0.5" office:value-type="float"/>
          <table:table-cell table:number-matrix-columns-spanned="1" table:number-matrix-rows-spanned="1" table:formula="of:=SUM(([.K3:.K4]-[.$AE3:.$AE4])^2)^0.5" office:value-type="float"/>
          <table:table-cell table:number-matrix-columns-spanned="1" table:number-matrix-rows-spanned="1" table:formula="of:=SUM(([.L3:.L4]-[.$AF3:.$AF4])^2)^0.5" office:value-type="float"/>
          <table:table-cell table:number-matrix-columns-spanned="1" table:number-matrix-rows-spanned="1" table:formula="of:=SUM(([.M3:.M4]-[.$AG3:.$AG4])^2)^0.5" office:value-type="float"/>
          <table:table-cell table:number-matrix-columns-spanned="1" table:number-matrix-rows-spanned="1" table:formula="of:=SUM(([.N3:.N4]-[.$AH3:.$AH4])^2)^0.5" office:value-type="float"/>
          <table:table-cell table:number-matrix-columns-spanned="1" table:number-matrix-rows-spanned="1" table:formula="of:=SUM(([.O3:.O4]-[.$AI3:.$AI4])^2)^0.5" office:value-type="float"/>
          <table:table-cell table:number-matrix-columns-spanned="1" table:number-matrix-rows-spanned="1" table:formula="of:=SUM(([.P3:.P4]-[.$AJ3:.$AJ4])^2)^0.5" office:value-type="float"/>
          <table:table-cell table:number-matrix-columns-spanned="1" table:number-matrix-rows-spanned="1" table:formula="of:=SUM(([.Q3:.Q4]-[.$AK3:.$AK4])^2)^0.5" office:value-type="float"/>
          <table:table-cell table:number-matrix-columns-spanned="1" table:number-matrix-rows-spanned="1" table:formula="of:=SUM(([.R3:.R4]-[.$AL3:.$AL4])^2)^0.5" office:value-type="float"/>
          <table:table-cell table:number-matrix-columns-spanned="1" table:number-matrix-rows-spanned="1" table:formula="of:=SUM(([.S3:.S4]-[.$AM3:.$AM4])^2)^0.5" office:value-type="float"/>
          <table:table-cell table:number-matrix-columns-spanned="1" table:number-matrix-rows-spanned="1" table:formula="of:=SUM(([.T3:.T4]-[.$AN3:.$AN4])^2)^0.5" office:value-type="float"/>
          <table:table-cell table:number-matrix-columns-spanned="1" table:number-matrix-rows-spanned="1" table:formula="of:=SUM(([.U3:.U4]-[.$AO3:.$AO4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4]=[.$V3:.$V4])" office:value-type="float"/>
          <table:table-cell table:number-matrix-columns-spanned="1" table:number-matrix-rows-spanned="1" table:formula="of:=SUM([.C3:.C4]=[.$W3:.$W4])" office:value-type="float"/>
          <table:table-cell table:number-matrix-columns-spanned="1" table:number-matrix-rows-spanned="1" table:formula="of:=SUM([.D3:.D4]=[.$X3:.$X4])" office:value-type="float"/>
          <table:table-cell table:number-matrix-columns-spanned="1" table:number-matrix-rows-spanned="1" table:formula="of:=SUM([.E3:.E4]=[.$Y3:.$Y4])" office:value-type="float"/>
          <table:table-cell table:number-matrix-columns-spanned="1" table:number-matrix-rows-spanned="1" table:formula="of:=SUM([.F3:.F4]=[.$Z3:.$Z4])" office:value-type="float"/>
          <table:table-cell table:number-matrix-columns-spanned="1" table:number-matrix-rows-spanned="1" table:formula="of:=SUM([.G3:.G4]=[.$AA3:.$AA4])" office:value-type="float"/>
          <table:table-cell table:number-matrix-columns-spanned="1" table:number-matrix-rows-spanned="1" table:formula="of:=SUM([.H3:.H4]=[.$AB3:.$AB4])" office:value-type="float"/>
          <table:table-cell table:number-matrix-columns-spanned="1" table:number-matrix-rows-spanned="1" table:formula="of:=SUM([.I3:.I4]=[.$AC3:.$AC4])" office:value-type="float"/>
          <table:table-cell table:number-matrix-columns-spanned="1" table:number-matrix-rows-spanned="1" table:formula="of:=SUM([.J3:.J4]=[.$AD3:.$AD4])" office:value-type="float"/>
          <table:table-cell table:number-matrix-columns-spanned="1" table:number-matrix-rows-spanned="1" table:formula="of:=SUM([.K3:.K4]=[.$AE3:.$AE4])" office:value-type="float"/>
          <table:table-cell table:number-matrix-columns-spanned="1" table:number-matrix-rows-spanned="1" table:formula="of:=SUM([.L3:.L4]=[.$AF3:.$AF4])" office:value-type="float"/>
          <table:table-cell table:number-matrix-columns-spanned="1" table:number-matrix-rows-spanned="1" table:formula="of:=SUM([.M3:.M4]=[.$AG3:.$AG4])" office:value-type="float"/>
          <table:table-cell table:number-matrix-columns-spanned="1" table:number-matrix-rows-spanned="1" table:formula="of:=SUM([.N3:.N4]=[.$AH3:.$AH4])" office:value-type="float"/>
          <table:table-cell table:number-matrix-columns-spanned="1" table:number-matrix-rows-spanned="1" table:formula="of:=SUM([.O3:.O4]=[.$AI3:.$AI4])" office:value-type="float"/>
          <table:table-cell table:number-matrix-columns-spanned="1" table:number-matrix-rows-spanned="1" table:formula="of:=SUM([.P3:.P4]=[.$AJ3:.$AJ4])" office:value-type="float"/>
          <table:table-cell table:number-matrix-columns-spanned="1" table:number-matrix-rows-spanned="1" table:formula="of:=SUM([.Q3:.Q4]=[.$AK3:.$AK4])" office:value-type="float"/>
          <table:table-cell table:number-matrix-columns-spanned="1" table:number-matrix-rows-spanned="1" table:formula="of:=SUM([.R3:.R4]=[.$AL3:.$AL4])" office:value-type="float"/>
          <table:table-cell table:number-matrix-columns-spanned="1" table:number-matrix-rows-spanned="1" table:formula="of:=SUM([.S3:.S4]=[.$AM3:.$AM4])" office:value-type="float"/>
          <table:table-cell table:number-matrix-columns-spanned="1" table:number-matrix-rows-spanned="1" table:formula="of:=SUM([.T3:.T4]=[.$AN3:.$AN4])" office:value-type="float"/>
          <table:table-cell table:number-matrix-columns-spanned="1" table:number-matrix-rows-spanned="1" table:formula="of:=SUM([.U3:.U4]=[.$AO3:.$AO4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4]&lt;[.$AP3:.$AP4])" office:value-type="float"/>
          <table:table-cell table:number-matrix-columns-spanned="1" table:number-matrix-rows-spanned="1" table:formula="of:=SUM([.C3:.C4]&lt;[.$AQ3:.$AQ4])" office:value-type="float"/>
          <table:table-cell table:number-matrix-columns-spanned="1" table:number-matrix-rows-spanned="1" table:formula="of:=SUM([.D3:.D4]&lt;[.$AR3:.$AR4])" office:value-type="float"/>
          <table:table-cell table:number-matrix-columns-spanned="1" table:number-matrix-rows-spanned="1" table:formula="of:=SUM([.E3:.E4]&lt;[.$AS3:.$AS4])" office:value-type="float"/>
          <table:table-cell table:number-matrix-columns-spanned="1" table:number-matrix-rows-spanned="1" table:formula="of:=SUM([.F3:.F4]&lt;[.$AT3:.$AT4])" office:value-type="float"/>
          <table:table-cell table:number-matrix-columns-spanned="1" table:number-matrix-rows-spanned="1" table:formula="of:=SUM([.G3:.G4]&lt;[.$AU3:.$AU4])" office:value-type="float"/>
          <table:table-cell table:number-matrix-columns-spanned="1" table:number-matrix-rows-spanned="1" table:formula="of:=SUM([.H3:.H4]&lt;[.$AV3:.$AV4])" office:value-type="float"/>
          <table:table-cell table:number-matrix-columns-spanned="1" table:number-matrix-rows-spanned="1" table:formula="of:=SUM([.I3:.I4]&lt;[.$AW3:.$AW4])" office:value-type="float"/>
          <table:table-cell table:number-matrix-columns-spanned="1" table:number-matrix-rows-spanned="1" table:formula="of:=SUM([.J3:.J4]&lt;[.$AX3:.$AX4])" office:value-type="float"/>
          <table:table-cell table:number-matrix-columns-spanned="1" table:number-matrix-rows-spanned="1" table:formula="of:=SUM([.K3:.K4]&lt;[.$AY3:.$AY4])" office:value-type="float"/>
          <table:table-cell table:number-matrix-columns-spanned="1" table:number-matrix-rows-spanned="1" table:formula="of:=SUM([.L3:.L4]&lt;[.$AZ3:.$AZ4])" office:value-type="float"/>
          <table:table-cell table:number-matrix-columns-spanned="1" table:number-matrix-rows-spanned="1" table:formula="of:=SUM([.M3:.M4]&lt;[.$BA3:.$BA4])" office:value-type="float"/>
          <table:table-cell table:number-matrix-columns-spanned="1" table:number-matrix-rows-spanned="1" table:formula="of:=SUM([.N3:.N4]&lt;[.$BB3:.$BB4])" office:value-type="float"/>
          <table:table-cell table:number-matrix-columns-spanned="1" table:number-matrix-rows-spanned="1" table:formula="of:=SUM([.O3:.O4]&lt;[.$BC3:.$BC4])" office:value-type="float"/>
          <table:table-cell table:number-matrix-columns-spanned="1" table:number-matrix-rows-spanned="1" table:formula="of:=SUM([.P3:.P4]&lt;[.$BD3:.$BD4])" office:value-type="float"/>
          <table:table-cell table:number-matrix-columns-spanned="1" table:number-matrix-rows-spanned="1" table:formula="of:=SUM([.Q3:.Q4]&lt;[.$BE3:.$BE4])" office:value-type="float"/>
          <table:table-cell table:number-matrix-columns-spanned="1" table:number-matrix-rows-spanned="1" table:formula="of:=SUM([.R3:.R4]&lt;[.$BF3:.$BF4])" office:value-type="float"/>
          <table:table-cell table:number-matrix-columns-spanned="1" table:number-matrix-rows-spanned="1" table:formula="of:=SUM([.S3:.S4]&lt;[.$BG3:.$BG4])" office:value-type="float"/>
          <table:table-cell table:number-matrix-columns-spanned="1" table:number-matrix-rows-spanned="1" table:formula="of:=SUM([.T3:.T4]&lt;[.$BH3:.$BH4])" office:value-type="float"/>
          <table:table-cell table:number-matrix-columns-spanned="1" table:number-matrix-rows-spanned="1" table:formula="of:=SUM([.U3:.U4]&lt;[.$BI3:.$BI4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4]&gt;[.$AP3:.$AP4])" office:value-type="float"/>
          <table:table-cell table:number-matrix-columns-spanned="1" table:number-matrix-rows-spanned="1" table:formula="of:=SUM([.C3:.C4]&gt;[.$AQ3:.$AQ4])" office:value-type="float"/>
          <table:table-cell table:number-matrix-columns-spanned="1" table:number-matrix-rows-spanned="1" table:formula="of:=SUM([.D3:.D4]&gt;[.$AR3:.$AR4])" office:value-type="float"/>
          <table:table-cell table:number-matrix-columns-spanned="1" table:number-matrix-rows-spanned="1" table:formula="of:=SUM([.E3:.E4]&gt;[.$AS3:.$AS4])" office:value-type="float"/>
          <table:table-cell table:number-matrix-columns-spanned="1" table:number-matrix-rows-spanned="1" table:formula="of:=SUM([.F3:.F4]&gt;[.$AT3:.$AT4])" office:value-type="float"/>
          <table:table-cell table:number-matrix-columns-spanned="1" table:number-matrix-rows-spanned="1" table:formula="of:=SUM([.G3:.G4]&gt;[.$AU3:.$AU4])" office:value-type="float"/>
          <table:table-cell table:number-matrix-columns-spanned="1" table:number-matrix-rows-spanned="1" table:formula="of:=SUM([.H3:.H4]&gt;[.$AV3:.$AV4])" office:value-type="float"/>
          <table:table-cell table:number-matrix-columns-spanned="1" table:number-matrix-rows-spanned="1" table:formula="of:=SUM([.I3:.I4]&gt;[.$AW3:.$AW4])" office:value-type="float"/>
          <table:table-cell table:number-matrix-columns-spanned="1" table:number-matrix-rows-spanned="1" table:formula="of:=SUM([.J3:.J4]&gt;[.$AX3:.$AX4])" office:value-type="float"/>
          <table:table-cell table:number-matrix-columns-spanned="1" table:number-matrix-rows-spanned="1" table:formula="of:=SUM([.K3:.K4]&gt;[.$AY3:.$AY4])" office:value-type="float"/>
          <table:table-cell table:number-matrix-columns-spanned="1" table:number-matrix-rows-spanned="1" table:formula="of:=SUM([.L3:.L4]&gt;[.$AZ3:.$AZ4])" office:value-type="float"/>
          <table:table-cell table:number-matrix-columns-spanned="1" table:number-matrix-rows-spanned="1" table:formula="of:=SUM([.M3:.M4]&gt;[.$BA3:.$BA4])" office:value-type="float"/>
          <table:table-cell table:number-matrix-columns-spanned="1" table:number-matrix-rows-spanned="1" table:formula="of:=SUM([.N3:.N4]&gt;[.$BB3:.$BB4])" office:value-type="float"/>
          <table:table-cell table:number-matrix-columns-spanned="1" table:number-matrix-rows-spanned="1" table:formula="of:=SUM([.O3:.O4]&gt;[.$BC3:.$BC4])" office:value-type="float"/>
          <table:table-cell table:number-matrix-columns-spanned="1" table:number-matrix-rows-spanned="1" table:formula="of:=SUM([.P3:.P4]&gt;[.$BD3:.$BD4])" office:value-type="float"/>
          <table:table-cell table:number-matrix-columns-spanned="1" table:number-matrix-rows-spanned="1" table:formula="of:=SUM([.Q3:.Q4]&gt;[.$BE3:.$BE4])" office:value-type="float"/>
          <table:table-cell table:number-matrix-columns-spanned="1" table:number-matrix-rows-spanned="1" table:formula="of:=SUM([.R3:.R4]&gt;[.$BF3:.$BF4])" office:value-type="float"/>
          <table:table-cell table:number-matrix-columns-spanned="1" table:number-matrix-rows-spanned="1" table:formula="of:=SUM([.S3:.S4]&gt;[.$BG3:.$BG4])" office:value-type="float"/>
          <table:table-cell table:number-matrix-columns-spanned="1" table:number-matrix-rows-spanned="1" table:formula="of:=SUM([.T3:.T4]&gt;[.$BH3:.$BH4])" office:value-type="float"/>
          <table:table-cell table:number-matrix-columns-spanned="1" table:number-matrix-rows-spanned="1" table:formula="of:=SUM([.U3:.U4]&gt;[.$BI3:.$BI4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4]=[.$BJ3:.$BJ4])" office:value-type="float"/>
          <table:table-cell table:number-matrix-columns-spanned="1" table:number-matrix-rows-spanned="1" table:formula="of:=SUM([.C3:.C4]=[.$BK3:.$BK4])" office:value-type="float"/>
          <table:table-cell table:number-matrix-columns-spanned="1" table:number-matrix-rows-spanned="1" table:formula="of:=SUM([.D3:.D4]=[.$BL3:.$BL4])" office:value-type="float"/>
          <table:table-cell table:number-matrix-columns-spanned="1" table:number-matrix-rows-spanned="1" table:formula="of:=SUM([.E3:.E4]=[.$BM3:.$BM4])" office:value-type="float"/>
          <table:table-cell table:number-matrix-columns-spanned="1" table:number-matrix-rows-spanned="1" table:formula="of:=SUM([.F3:.F4]=[.$BN3:.$BN4])" office:value-type="float"/>
          <table:table-cell table:number-matrix-columns-spanned="1" table:number-matrix-rows-spanned="1" table:formula="of:=SUM([.G3:.G4]=[.$BO3:.$BO4])" office:value-type="float"/>
          <table:table-cell table:number-matrix-columns-spanned="1" table:number-matrix-rows-spanned="1" table:formula="of:=SUM([.H3:.H4]=[.$BP3:.$BP4])" office:value-type="float"/>
          <table:table-cell table:number-matrix-columns-spanned="1" table:number-matrix-rows-spanned="1" table:formula="of:=SUM([.I3:.I4]=[.$BQ3:.$BQ4])" office:value-type="float"/>
          <table:table-cell table:number-matrix-columns-spanned="1" table:number-matrix-rows-spanned="1" table:formula="of:=SUM([.J3:.J4]=[.$BR3:.$BR4])" office:value-type="float"/>
          <table:table-cell table:number-matrix-columns-spanned="1" table:number-matrix-rows-spanned="1" table:formula="of:=SUM([.K3:.K4]=[.$BS3:.$BS4])" office:value-type="float"/>
          <table:table-cell table:number-matrix-columns-spanned="1" table:number-matrix-rows-spanned="1" table:formula="of:=SUM([.L3:.L4]=[.$BT3:.$BT4])" office:value-type="float"/>
          <table:table-cell table:number-matrix-columns-spanned="1" table:number-matrix-rows-spanned="1" table:formula="of:=SUM([.M3:.M4]=[.$BU3:.$BU4])" office:value-type="float"/>
          <table:table-cell table:number-matrix-columns-spanned="1" table:number-matrix-rows-spanned="1" table:formula="of:=SUM([.N3:.N4]=[.$BV3:.$BV4])" office:value-type="float"/>
          <table:table-cell table:number-matrix-columns-spanned="1" table:number-matrix-rows-spanned="1" table:formula="of:=SUM([.O3:.O4]=[.$BW3:.$BW4])" office:value-type="float"/>
          <table:table-cell table:number-matrix-columns-spanned="1" table:number-matrix-rows-spanned="1" table:formula="of:=SUM([.P3:.P4]=[.$BX3:.$BX4])" office:value-type="float"/>
          <table:table-cell table:number-matrix-columns-spanned="1" table:number-matrix-rows-spanned="1" table:formula="of:=SUM([.Q3:.Q4]=[.$BY3:.$BY4])" office:value-type="float"/>
          <table:table-cell table:number-matrix-columns-spanned="1" table:number-matrix-rows-spanned="1" table:formula="of:=SUM([.R3:.R4]=[.$BZ3:.$BZ4])" office:value-type="float"/>
          <table:table-cell table:number-matrix-columns-spanned="1" table:number-matrix-rows-spanned="1" table:formula="of:=SUM([.S3:.S4]=[.$CA3:.$CA4])" office:value-type="float"/>
          <table:table-cell table:number-matrix-columns-spanned="1" table:number-matrix-rows-spanned="1" table:formula="of:=SUM([.T3:.T4]=[.$CB3:.$CB4])" office:value-type="float"/>
          <table:table-cell table:number-matrix-columns-spanned="1" table:number-matrix-rows-spanned="1" table:formula="of:=SUM([.U3:.U4]=[.$CC3:.$CC4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elevator_compute_dfa-1/bes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</text:p>
          </table:table-cell>
          <table:table-cell table:formula="of:=AVERAGE([Instances.B3:Instances.B4])" office:value-type="float"/>
          <table:table-cell table:formula="of:=AVERAGE([Instances.C3:Instances.C4])" office:value-type="float"/>
          <table:table-cell table:formula="of:=AVERAGE([Instances.D3:Instances.D4])" office:value-type="float"/>
          <table:table-cell table:formula="of:=AVERAGE([Instances.E3:Instances.E4])" office:value-type="float"/>
          <table:table-cell table:formula="of:=SUM([Instances.F3:Instances.F4])" office:value-type="float"/>
          <table:table-cell table:formula="of:=AVERAGE([Instances.G3:Instances.G4])" office:value-type="float"/>
          <table:table-cell table:formula="of:=AVERAGE([Instances.H3:Instances.H4])" office:value-type="float"/>
          <table:table-cell table:formula="of:=AVERAGE([Instances.I3:Instances.I4])" office:value-type="float"/>
          <table:table-cell table:formula="of:=AVERAGE([Instances.J3:Instances.J4])" office:value-type="float"/>
          <table:table-cell table:formula="of:=AVERAGE([Instances.K3:Instances.K4])" office:value-type="float"/>
          <table:table-cell table:formula="of:=AVERAGE([Instances.L3:Instances.L4])" office:value-type="float"/>
          <table:table-cell table:formula="of:=AVERAGE([Instances.M3:Instances.M4])" office:value-type="float"/>
          <table:table-cell table:formula="of:=AVERAGE([Instances.N3:Instances.N4])" office:value-type="float"/>
          <table:table-cell table:formula="of:=AVERAGE([Instances.O3:Instances.O4])" office:value-type="float"/>
          <table:table-cell table:formula="of:=AVERAGE([Instances.P3:Instances.P4])" office:value-type="float"/>
          <table:table-cell table:formula="of:=AVERAGE([Instances.Q3:Instances.Q4])" office:value-type="float"/>
          <table:table-cell table:formula="of:=AVERAGE([Instances.R3:Instances.R4])" office:value-type="float"/>
          <table:table-cell table:formula="of:=AVERAGE([Instances.S3:Instances.S4])" office:value-type="float"/>
          <table:table-cell table:formula="of:=AVERAGE([Instances.T3:Instances.T4])" office:value-type="float"/>
          <table:table-cell table:formula="of:=AVERAGE([Instances.U3:Instances.U4])" office:value-type="float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  <table:table-cell table:formula="of:=SUM([.J3:.J3])" office:value-type="float"/>
          <table:table-cell table:formula="of:=SUM([.K3:.K3])" office:value-type="float"/>
          <table:table-cell table:formula="of:=SUM([.L3:.L3])" office:value-type="float"/>
          <table:table-cell table:formula="of:=SUM([.M3:.M3])" office:value-type="float"/>
          <table:table-cell table:formula="of:=SUM([.N3:.N3])" office:value-type="float"/>
          <table:table-cell table:formula="of:=SUM([.O3:.O3])" office:value-type="float"/>
          <table:table-cell table:formula="of:=SUM([.P3:.P3])" office:value-type="float"/>
          <table:table-cell table:formula="of:=SUM([.Q3:.Q3])" office:value-type="float"/>
          <table:table-cell table:formula="of:=SUM([.R3:.R3])" office:value-type="float"/>
          <table:table-cell table:formula="of:=SUM([.S3:.S3])" office:value-type="float"/>
          <table:table-cell table:formula="of:=SUM([.T3:.T3])" office:value-type="float"/>
          <table:table-cell table:formula="of:=SUM([.U3:.U3])" office:value-type="float"/>
          <table:table-cell table:formula="of:=SUM([.V3:.V3])" office:value-type="float"/>
          <table:table-cell table:formula="of:=SUM([.W3:.W3])" office:value-type="float"/>
          <table:table-cell table:formula="of:=SUM([.X3:.X3])" office:value-type="float"/>
          <table:table-cell table:formula="of:=SUM([.Y3:.Y3])" office:value-type="float"/>
          <table:table-cell table:formula="of:=SUM([.Z3:.Z3])" office:value-type="float"/>
          <table:table-cell table:formula="of:=SUM([.AA3:.AA3])" office:value-type="float"/>
          <table:table-cell table:formula="of:=SUM([.AB3:.AB3])" office:value-type="float"/>
          <table:table-cell table:formula="of:=SUM([.AC3:.AC3])" office:value-type="float"/>
          <table:table-cell table:formula="of:=SUM([.AD3:.AD3])" office:value-type="float"/>
          <table:table-cell table:formula="of:=SUM([.AE3:.AE3])" office:value-type="float"/>
          <table:table-cell table:formula="of:=SUM([.AF3:.AF3])" office:value-type="float"/>
          <table:table-cell table:formula="of:=SUM([.AG3:.AG3])" office:value-type="float"/>
          <table:table-cell table:formula="of:=SUM([.AH3:.AH3])" office:value-type="float"/>
          <table:table-cell table:formula="of:=SUM([.AI3:.AI3])" office:value-type="float"/>
          <table:table-cell table:formula="of:=SUM([.AJ3:.AJ3])" office:value-type="float"/>
          <table:table-cell table:formula="of:=SUM([.AK3:.AK3])" office:value-type="float"/>
          <table:table-cell table:formula="of:=SUM([.AL3:.AL3])" office:value-type="float"/>
          <table:table-cell table:formula="of:=SUM([.AM3:.AM3])" office:value-type="float"/>
          <table:table-cell table:formula="of:=SUM([.AN3:.AN3])" office:value-type="float"/>
          <table:table-cell table:formula="of:=SUM([.AO3:.AO3])" office:value-type="float"/>
          <table:table-cell table:formula="of:=SUM([.AP3:.AP3])" office:value-type="float"/>
          <table:table-cell table:formula="of:=SUM([.AQ3:.AQ3])" office:value-type="float"/>
          <table:table-cell table:formula="of:=SUM([.AR3:.AR3])" office:value-type="float"/>
          <table:table-cell table:formula="of:=SUM([.AS3:.AS3])" office:value-type="float"/>
          <table:table-cell table:formula="of:=SUM([.AT3:.AT3])" office:value-type="float"/>
          <table:table-cell table:formula="of:=SUM([.AU3:.AU3])" office:value-type="float"/>
          <table:table-cell table:formula="of:=SUM([.AV3:.AV3])" office:value-type="float"/>
          <table:table-cell table:formula="of:=SUM([.AW3:.AW3])" office:value-type="float"/>
          <table:table-cell table:formula="of:=SUM([.AX3:.AX3])" office:value-type="float"/>
          <table:table-cell table:formula="of:=SUM([.AY3:.AY3])" office:value-type="float"/>
          <table:table-cell table:formula="of:=SUM([.AZ3:.AZ3])" office:value-type="float"/>
          <table:table-cell table:formula="of:=SUM([.BA3:.BA3])" office:value-type="float"/>
          <table:table-cell table:formula="of:=SUM([.BB3:.BB3])" office:value-type="float"/>
          <table:table-cell table:formula="of:=SUM([.BC3:.BC3])" office:value-type="float"/>
          <table:table-cell table:formula="of:=SUM([.BD3:.BD3])" office:value-type="float"/>
          <table:table-cell table:formula="of:=SUM([.BE3:.BE3])" office:value-type="float"/>
          <table:table-cell table:formula="of:=SUM([.BF3:.BF3])" office:value-type="float"/>
          <table:table-cell table:formula="of:=SUM([.BG3:.BG3])" office:value-type="float"/>
          <table:table-cell table:formula="of:=SUM([.BH3:.BH3])" office:value-type="float"/>
          <table:table-cell table:formula="of:=SUM([.BI3:.BI3])" office:value-type="float"/>
          <table:table-cell table:formula="of:=SUM([.BJ3:.BJ3])" office:value-type="float"/>
          <table:table-cell table:formula="of:=SUM([.BK3:.BK3])" office:value-type="float"/>
          <table:table-cell table:formula="of:=SUM([.BL3:.BL3])" office:value-type="float"/>
          <table:table-cell table:formula="of:=SUM([.BM3:.BM3])" office:value-type="float"/>
          <table:table-cell table:formula="of:=SUM([.BN3:.BN3])" office:value-type="float"/>
          <table:table-cell table:formula="of:=SUM([.BO3:.BO3])" office:value-type="float"/>
          <table:table-cell table:formula="of:=SUM([.BP3:.BP3])" office:value-type="float"/>
          <table:table-cell table:formula="of:=SUM([.BQ3:.BQ3])" office:value-type="float"/>
          <table:table-cell table:formula="of:=SUM([.BR3:.BR3])" office:value-type="float"/>
          <table:table-cell table:formula="of:=SUM([.BS3:.BS3])" office:value-type="float"/>
          <table:table-cell table:formula="of:=SUM([.BT3:.BT3])" office:value-type="float"/>
          <table:table-cell table:formula="of:=SUM([.BU3:.BU3])" office:value-type="float"/>
          <table:table-cell table:formula="of:=SUM([.BV3:.BV3])" office:value-type="float"/>
          <table:table-cell table:formula="of:=SUM([.BW3:.BW3])" office:value-type="float"/>
          <table:table-cell table:formula="of:=SUM([.BX3:.BX3])" office:value-type="float"/>
          <table:table-cell table:formula="of:=SUM([.BY3:.BY3])" office:value-type="float"/>
          <table:table-cell table:formula="of:=SUM([.BZ3:.BZ3])" office:value-type="float"/>
          <table:table-cell table:formula="of:=SUM([.CA3:.CA3])" office:value-type="float"/>
          <table:table-cell table:formula="of:=SUM([.CB3:.CB3])" office:value-type="float"/>
          <table:table-cell table:formula="of:=SUM([.CC3:.CC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  <table:table-cell table:formula="of:=AVERAGE([.J3:.J3])" office:value-type="float"/>
          <table:table-cell table:formula="of:=AVERAGE([.K3:.K3])" office:value-type="float"/>
          <table:table-cell table:formula="of:=AVERAGE([.L3:.L3])" office:value-type="float"/>
          <table:table-cell table:formula="of:=AVERAGE([.M3:.M3])" office:value-type="float"/>
          <table:table-cell table:formula="of:=AVERAGE([.N3:.N3])" office:value-type="float"/>
          <table:table-cell table:formula="of:=AVERAGE([.O3:.O3])" office:value-type="float"/>
          <table:table-cell table:formula="of:=AVERAGE([.P3:.P3])" office:value-type="float"/>
          <table:table-cell table:formula="of:=AVERAGE([.Q3:.Q3])" office:value-type="float"/>
          <table:table-cell table:formula="of:=AVERAGE([.R3:.R3])" office:value-type="float"/>
          <table:table-cell table:formula="of:=AVERAGE([.S3:.S3])" office:value-type="float"/>
          <table:table-cell table:formula="of:=AVERAGE([.T3:.T3])" office:value-type="float"/>
          <table:table-cell table:formula="of:=AVERAGE([.U3:.U3])" office:value-type="float"/>
          <table:table-cell table:formula="of:=AVERAGE([.V3:.V3])" office:value-type="float"/>
          <table:table-cell table:formula="of:=AVERAGE([.W3:.W3])" office:value-type="float"/>
          <table:table-cell table:formula="of:=AVERAGE([.X3:.X3])" office:value-type="float"/>
          <table:table-cell table:formula="of:=AVERAGE([.Y3:.Y3])" office:value-type="float"/>
          <table:table-cell table:formula="of:=AVERAGE([.Z3:.Z3])" office:value-type="float"/>
          <table:table-cell table:formula="of:=AVERAGE([.AA3:.AA3])" office:value-type="float"/>
          <table:table-cell table:formula="of:=AVERAGE([.AB3:.AB3])" office:value-type="float"/>
          <table:table-cell table:formula="of:=AVERAGE([.AC3:.AC3])" office:value-type="float"/>
          <table:table-cell table:formula="of:=AVERAGE([.AD3:.AD3])" office:value-type="float"/>
          <table:table-cell table:formula="of:=AVERAGE([.AE3:.AE3])" office:value-type="float"/>
          <table:table-cell table:formula="of:=AVERAGE([.AF3:.AF3])" office:value-type="float"/>
          <table:table-cell table:formula="of:=AVERAGE([.AG3:.AG3])" office:value-type="float"/>
          <table:table-cell table:formula="of:=AVERAGE([.AH3:.AH3])" office:value-type="float"/>
          <table:table-cell table:formula="of:=AVERAGE([.AI3:.AI3])" office:value-type="float"/>
          <table:table-cell table:formula="of:=AVERAGE([.AJ3:.AJ3])" office:value-type="float"/>
          <table:table-cell table:formula="of:=AVERAGE([.AK3:.AK3])" office:value-type="float"/>
          <table:table-cell table:formula="of:=AVERAGE([.AL3:.AL3])" office:value-type="float"/>
          <table:table-cell table:formula="of:=AVERAGE([.AM3:.AM3])" office:value-type="float"/>
          <table:table-cell table:formula="of:=AVERAGE([.AN3:.AN3])" office:value-type="float"/>
          <table:table-cell table:formula="of:=AVERAGE([.AO3:.AO3])" office:value-type="float"/>
          <table:table-cell table:formula="of:=AVERAGE([.AP3:.AP3])" office:value-type="float"/>
          <table:table-cell table:formula="of:=AVERAGE([.AQ3:.AQ3])" office:value-type="float"/>
          <table:table-cell table:formula="of:=AVERAGE([.AR3:.AR3])" office:value-type="float"/>
          <table:table-cell table:formula="of:=AVERAGE([.AS3:.AS3])" office:value-type="float"/>
          <table:table-cell table:formula="of:=AVERAGE([.AT3:.AT3])" office:value-type="float"/>
          <table:table-cell table:formula="of:=AVERAGE([.AU3:.AU3])" office:value-type="float"/>
          <table:table-cell table:formula="of:=AVERAGE([.AV3:.AV3])" office:value-type="float"/>
          <table:table-cell table:formula="of:=AVERAGE([.AW3:.AW3])" office:value-type="float"/>
          <table:table-cell table:formula="of:=AVERAGE([.AX3:.AX3])" office:value-type="float"/>
          <table:table-cell table:formula="of:=AVERAGE([.AY3:.AY3])" office:value-type="float"/>
          <table:table-cell table:formula="of:=AVERAGE([.AZ3:.AZ3])" office:value-type="float"/>
          <table:table-cell table:formula="of:=AVERAGE([.BA3:.BA3])" office:value-type="float"/>
          <table:table-cell table:formula="of:=AVERAGE([.BB3:.BB3])" office:value-type="float"/>
          <table:table-cell table:formula="of:=AVERAGE([.BC3:.BC3])" office:value-type="float"/>
          <table:table-cell table:formula="of:=AVERAGE([.BD3:.BD3])" office:value-type="float"/>
          <table:table-cell table:formula="of:=AVERAGE([.BE3:.BE3])" office:value-type="float"/>
          <table:table-cell table:formula="of:=AVERAGE([.BF3:.BF3])" office:value-type="float"/>
          <table:table-cell table:formula="of:=AVERAGE([.BG3:.BG3])" office:value-type="float"/>
          <table:table-cell table:formula="of:=AVERAGE([.BH3:.BH3])" office:value-type="float"/>
          <table:table-cell table:formula="of:=AVERAGE([.BI3:.BI3])" office:value-type="float"/>
          <table:table-cell table:formula="of:=AVERAGE([.BJ3:.BJ3])" office:value-type="float"/>
          <table:table-cell table:formula="of:=AVERAGE([.BK3:.BK3])" office:value-type="float"/>
          <table:table-cell table:formula="of:=AVERAGE([.BL3:.BL3])" office:value-type="float"/>
          <table:table-cell table:formula="of:=AVERAGE([.BM3:.BM3])" office:value-type="float"/>
          <table:table-cell table:formula="of:=AVERAGE([.BN3:.BN3])" office:value-type="float"/>
          <table:table-cell table:formula="of:=AVERAGE([.BO3:.BO3])" office:value-type="float"/>
          <table:table-cell table:formula="of:=AVERAGE([.BP3:.BP3])" office:value-type="float"/>
          <table:table-cell table:formula="of:=AVERAGE([.BQ3:.BQ3])" office:value-type="float"/>
          <table:table-cell table:formula="of:=AVERAGE([.BR3:.BR3])" office:value-type="float"/>
          <table:table-cell table:formula="of:=AVERAGE([.BS3:.BS3])" office:value-type="float"/>
          <table:table-cell table:formula="of:=AVERAGE([.BT3:.BT3])" office:value-type="float"/>
          <table:table-cell table:formula="of:=AVERAGE([.BU3:.BU3])" office:value-type="float"/>
          <table:table-cell table:formula="of:=AVERAGE([.BV3:.BV3])" office:value-type="float"/>
          <table:table-cell table:formula="of:=AVERAGE([.BW3:.BW3])" office:value-type="float"/>
          <table:table-cell table:formula="of:=AVERAGE([.BX3:.BX3])" office:value-type="float"/>
          <table:table-cell table:formula="of:=AVERAGE([.BY3:.BY3])" office:value-type="float"/>
          <table:table-cell table:formula="of:=AVERAGE([.BZ3:.BZ3])" office:value-type="float"/>
          <table:table-cell table:formula="of:=AVERAGE([.CA3:.CA3])" office:value-type="float"/>
          <table:table-cell table:formula="of:=AVERAGE([.CB3:.CB3])" office:value-type="float"/>
          <table:table-cell table:formula="of:=AVERAGE([.CC3:.CC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  <table:table-cell table:formula="of:=STDEV([.J3:.J3])" office:value-type="float"/>
          <table:table-cell table:formula="of:=STDEV([.K3:.K3])" office:value-type="float"/>
          <table:table-cell table:formula="of:=STDEV([.L3:.L3])" office:value-type="float"/>
          <table:table-cell table:formula="of:=STDEV([.M3:.M3])" office:value-type="float"/>
          <table:table-cell table:formula="of:=STDEV([.N3:.N3])" office:value-type="float"/>
          <table:table-cell table:formula="of:=STDEV([.O3:.O3])" office:value-type="float"/>
          <table:table-cell table:formula="of:=STDEV([.P3:.P3])" office:value-type="float"/>
          <table:table-cell table:formula="of:=STDEV([.Q3:.Q3])" office:value-type="float"/>
          <table:table-cell table:formula="of:=STDEV([.R3:.R3])" office:value-type="float"/>
          <table:table-cell table:formula="of:=STDEV([.S3:.S3])" office:value-type="float"/>
          <table:table-cell table:formula="of:=STDEV([.T3:.T3])" office:value-type="float"/>
          <table:table-cell table:formula="of:=STDEV([.U3:.U3])" office:value-type="float"/>
          <table:table-cell table:formula="of:=STDEV([.V3:.V3])" office:value-type="float"/>
          <table:table-cell table:formula="of:=STDEV([.W3:.W3])" office:value-type="float"/>
          <table:table-cell table:formula="of:=STDEV([.X3:.X3])" office:value-type="float"/>
          <table:table-cell table:formula="of:=STDEV([.Y3:.Y3])" office:value-type="float"/>
          <table:table-cell table:formula="of:=STDEV([.Z3:.Z3])" office:value-type="float"/>
          <table:table-cell table:formula="of:=STDEV([.AA3:.AA3])" office:value-type="float"/>
          <table:table-cell table:formula="of:=STDEV([.AB3:.AB3])" office:value-type="float"/>
          <table:table-cell table:formula="of:=STDEV([.AC3:.AC3])" office:value-type="float"/>
          <table:table-cell table:formula="of:=STDEV([.AD3:.AD3])" office:value-type="float"/>
          <table:table-cell table:formula="of:=STDEV([.AE3:.AE3])" office:value-type="float"/>
          <table:table-cell table:formula="of:=STDEV([.AF3:.AF3])" office:value-type="float"/>
          <table:table-cell table:formula="of:=STDEV([.AG3:.AG3])" office:value-type="float"/>
          <table:table-cell table:formula="of:=STDEV([.AH3:.AH3])" office:value-type="float"/>
          <table:table-cell table:formula="of:=STDEV([.AI3:.AI3])" office:value-type="float"/>
          <table:table-cell table:formula="of:=STDEV([.AJ3:.AJ3])" office:value-type="float"/>
          <table:table-cell table:formula="of:=STDEV([.AK3:.AK3])" office:value-type="float"/>
          <table:table-cell table:formula="of:=STDEV([.AL3:.AL3])" office:value-type="float"/>
          <table:table-cell table:formula="of:=STDEV([.AM3:.AM3])" office:value-type="float"/>
          <table:table-cell table:formula="of:=STDEV([.AN3:.AN3])" office:value-type="float"/>
          <table:table-cell table:formula="of:=STDEV([.AO3:.AO3])" office:value-type="float"/>
          <table:table-cell table:formula="of:=STDEV([.AP3:.AP3])" office:value-type="float"/>
          <table:table-cell table:formula="of:=STDEV([.AQ3:.AQ3])" office:value-type="float"/>
          <table:table-cell table:formula="of:=STDEV([.AR3:.AR3])" office:value-type="float"/>
          <table:table-cell table:formula="of:=STDEV([.AS3:.AS3])" office:value-type="float"/>
          <table:table-cell table:formula="of:=STDEV([.AT3:.AT3])" office:value-type="float"/>
          <table:table-cell table:formula="of:=STDEV([.AU3:.AU3])" office:value-type="float"/>
          <table:table-cell table:formula="of:=STDEV([.AV3:.AV3])" office:value-type="float"/>
          <table:table-cell table:formula="of:=STDEV([.AW3:.AW3])" office:value-type="float"/>
          <table:table-cell table:formula="of:=STDEV([.AX3:.AX3])" office:value-type="float"/>
          <table:table-cell table:formula="of:=STDEV([.AY3:.AY3])" office:value-type="float"/>
          <table:table-cell table:formula="of:=STDEV([.AZ3:.AZ3])" office:value-type="float"/>
          <table:table-cell table:formula="of:=STDEV([.BA3:.BA3])" office:value-type="float"/>
          <table:table-cell table:formula="of:=STDEV([.BB3:.BB3])" office:value-type="float"/>
          <table:table-cell table:formula="of:=STDEV([.BC3:.BC3])" office:value-type="float"/>
          <table:table-cell table:formula="of:=STDEV([.BD3:.BD3])" office:value-type="float"/>
          <table:table-cell table:formula="of:=STDEV([.BE3:.BE3])" office:value-type="float"/>
          <table:table-cell table:formula="of:=STDEV([.BF3:.BF3])" office:value-type="float"/>
          <table:table-cell table:formula="of:=STDEV([.BG3:.BG3])" office:value-type="float"/>
          <table:table-cell table:formula="of:=STDEV([.BH3:.BH3])" office:value-type="float"/>
          <table:table-cell table:formula="of:=STDEV([.BI3:.BI3])" office:value-type="float"/>
          <table:table-cell table:formula="of:=STDEV([.BJ3:.BJ3])" office:value-type="float"/>
          <table:table-cell table:formula="of:=STDEV([.BK3:.BK3])" office:value-type="float"/>
          <table:table-cell table:formula="of:=STDEV([.BL3:.BL3])" office:value-type="float"/>
          <table:table-cell table:formula="of:=STDEV([.BM3:.BM3])" office:value-type="float"/>
          <table:table-cell table:formula="of:=STDEV([.BN3:.BN3])" office:value-type="float"/>
          <table:table-cell table:formula="of:=STDEV([.BO3:.BO3])" office:value-type="float"/>
          <table:table-cell table:formula="of:=STDEV([.BP3:.BP3])" office:value-type="float"/>
          <table:table-cell table:formula="of:=STDEV([.BQ3:.BQ3])" office:value-type="float"/>
          <table:table-cell table:formula="of:=STDEV([.BR3:.BR3])" office:value-type="float"/>
          <table:table-cell table:formula="of:=STDEV([.BS3:.BS3])" office:value-type="float"/>
          <table:table-cell table:formula="of:=STDEV([.BT3:.BT3])" office:value-type="float"/>
          <table:table-cell table:formula="of:=STDEV([.BU3:.BU3])" office:value-type="float"/>
          <table:table-cell table:formula="of:=STDEV([.BV3:.BV3])" office:value-type="float"/>
          <table:table-cell table:formula="of:=STDEV([.BW3:.BW3])" office:value-type="float"/>
          <table:table-cell table:formula="of:=STDEV([.BX3:.BX3])" office:value-type="float"/>
          <table:table-cell table:formula="of:=STDEV([.BY3:.BY3])" office:value-type="float"/>
          <table:table-cell table:formula="of:=STDEV([.BZ3:.BZ3])" office:value-type="float"/>
          <table:table-cell table:formula="of:=STDEV([.CA3:.CA3])" office:value-type="float"/>
          <table:table-cell table:formula="of:=STDEV([.CB3:.CB3])" office:value-type="float"/>
          <table:table-cell table:formula="of:=STDEV([.CC3:.CC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V3:.$V3])^2)^0.5" office:value-type="float"/>
          <table:table-cell table:number-matrix-columns-spanned="1" table:number-matrix-rows-spanned="1" table:formula="of:=SUM(([.C3:.C3]-[.$W3:.$W3])^2)^0.5" office:value-type="float"/>
          <table:table-cell table:number-matrix-columns-spanned="1" table:number-matrix-rows-spanned="1" table:formula="of:=SUM(([.D3:.D3]-[.$X3:.$X3])^2)^0.5" office:value-type="float"/>
          <table:table-cell table:number-matrix-columns-spanned="1" table:number-matrix-rows-spanned="1" table:formula="of:=SUM(([.E3:.E3]-[.$Y3:.$Y3])^2)^0.5" office:value-type="float"/>
          <table:table-cell table:number-matrix-columns-spanned="1" table:number-matrix-rows-spanned="1" table:formula="of:=SUM(([.F3:.F3]-[.$Z3:.$Z3])^2)^0.5" office:value-type="float"/>
          <table:table-cell table:number-matrix-columns-spanned="1" table:number-matrix-rows-spanned="1" table:formula="of:=SUM(([.G3:.G3]-[.$AA3:.$AA3])^2)^0.5" office:value-type="float"/>
          <table:table-cell table:number-matrix-columns-spanned="1" table:number-matrix-rows-spanned="1" table:formula="of:=SUM(([.H3:.H3]-[.$AB3:.$AB3])^2)^0.5" office:value-type="float"/>
          <table:table-cell table:number-matrix-columns-spanned="1" table:number-matrix-rows-spanned="1" table:formula="of:=SUM(([.I3:.I3]-[.$AC3:.$AC3])^2)^0.5" office:value-type="float"/>
          <table:table-cell table:number-matrix-columns-spanned="1" table:number-matrix-rows-spanned="1" table:formula="of:=SUM(([.J3:.J3]-[.$AD3:.$AD3])^2)^0.5" office:value-type="float"/>
          <table:table-cell table:number-matrix-columns-spanned="1" table:number-matrix-rows-spanned="1" table:formula="of:=SUM(([.K3:.K3]-[.$AE3:.$AE3])^2)^0.5" office:value-type="float"/>
          <table:table-cell table:number-matrix-columns-spanned="1" table:number-matrix-rows-spanned="1" table:formula="of:=SUM(([.L3:.L3]-[.$AF3:.$AF3])^2)^0.5" office:value-type="float"/>
          <table:table-cell table:number-matrix-columns-spanned="1" table:number-matrix-rows-spanned="1" table:formula="of:=SUM(([.M3:.M3]-[.$AG3:.$AG3])^2)^0.5" office:value-type="float"/>
          <table:table-cell table:number-matrix-columns-spanned="1" table:number-matrix-rows-spanned="1" table:formula="of:=SUM(([.N3:.N3]-[.$AH3:.$AH3])^2)^0.5" office:value-type="float"/>
          <table:table-cell table:number-matrix-columns-spanned="1" table:number-matrix-rows-spanned="1" table:formula="of:=SUM(([.O3:.O3]-[.$AI3:.$AI3])^2)^0.5" office:value-type="float"/>
          <table:table-cell table:number-matrix-columns-spanned="1" table:number-matrix-rows-spanned="1" table:formula="of:=SUM(([.P3:.P3]-[.$AJ3:.$AJ3])^2)^0.5" office:value-type="float"/>
          <table:table-cell table:number-matrix-columns-spanned="1" table:number-matrix-rows-spanned="1" table:formula="of:=SUM(([.Q3:.Q3]-[.$AK3:.$AK3])^2)^0.5" office:value-type="float"/>
          <table:table-cell table:number-matrix-columns-spanned="1" table:number-matrix-rows-spanned="1" table:formula="of:=SUM(([.R3:.R3]-[.$AL3:.$AL3])^2)^0.5" office:value-type="float"/>
          <table:table-cell table:number-matrix-columns-spanned="1" table:number-matrix-rows-spanned="1" table:formula="of:=SUM(([.S3:.S3]-[.$AM3:.$AM3])^2)^0.5" office:value-type="float"/>
          <table:table-cell table:number-matrix-columns-spanned="1" table:number-matrix-rows-spanned="1" table:formula="of:=SUM(([.T3:.T3]-[.$AN3:.$AN3])^2)^0.5" office:value-type="float"/>
          <table:table-cell table:number-matrix-columns-spanned="1" table:number-matrix-rows-spanned="1" table:formula="of:=SUM(([.U3:.U3]-[.$AO3:.$AO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V3:.$V3])" office:value-type="float"/>
          <table:table-cell table:number-matrix-columns-spanned="1" table:number-matrix-rows-spanned="1" table:formula="of:=SUM([.C3:.C3]=[.$W3:.$W3])" office:value-type="float"/>
          <table:table-cell table:number-matrix-columns-spanned="1" table:number-matrix-rows-spanned="1" table:formula="of:=SUM([.D3:.D3]=[.$X3:.$X3])" office:value-type="float"/>
          <table:table-cell table:number-matrix-columns-spanned="1" table:number-matrix-rows-spanned="1" table:formula="of:=SUM([.E3:.E3]=[.$Y3:.$Y3])" office:value-type="float"/>
          <table:table-cell table:number-matrix-columns-spanned="1" table:number-matrix-rows-spanned="1" table:formula="of:=SUM([.F3:.F3]=[.$Z3:.$Z3])" office:value-type="float"/>
          <table:table-cell table:number-matrix-columns-spanned="1" table:number-matrix-rows-spanned="1" table:formula="of:=SUM([.G3:.G3]=[.$AA3:.$AA3])" office:value-type="float"/>
          <table:table-cell table:number-matrix-columns-spanned="1" table:number-matrix-rows-spanned="1" table:formula="of:=SUM([.H3:.H3]=[.$AB3:.$AB3])" office:value-type="float"/>
          <table:table-cell table:number-matrix-columns-spanned="1" table:number-matrix-rows-spanned="1" table:formula="of:=SUM([.I3:.I3]=[.$AC3:.$AC3])" office:value-type="float"/>
          <table:table-cell table:number-matrix-columns-spanned="1" table:number-matrix-rows-spanned="1" table:formula="of:=SUM([.J3:.J3]=[.$AD3:.$AD3])" office:value-type="float"/>
          <table:table-cell table:number-matrix-columns-spanned="1" table:number-matrix-rows-spanned="1" table:formula="of:=SUM([.K3:.K3]=[.$AE3:.$AE3])" office:value-type="float"/>
          <table:table-cell table:number-matrix-columns-spanned="1" table:number-matrix-rows-spanned="1" table:formula="of:=SUM([.L3:.L3]=[.$AF3:.$AF3])" office:value-type="float"/>
          <table:table-cell table:number-matrix-columns-spanned="1" table:number-matrix-rows-spanned="1" table:formula="of:=SUM([.M3:.M3]=[.$AG3:.$AG3])" office:value-type="float"/>
          <table:table-cell table:number-matrix-columns-spanned="1" table:number-matrix-rows-spanned="1" table:formula="of:=SUM([.N3:.N3]=[.$AH3:.$AH3])" office:value-type="float"/>
          <table:table-cell table:number-matrix-columns-spanned="1" table:number-matrix-rows-spanned="1" table:formula="of:=SUM([.O3:.O3]=[.$AI3:.$AI3])" office:value-type="float"/>
          <table:table-cell table:number-matrix-columns-spanned="1" table:number-matrix-rows-spanned="1" table:formula="of:=SUM([.P3:.P3]=[.$AJ3:.$AJ3])" office:value-type="float"/>
          <table:table-cell table:number-matrix-columns-spanned="1" table:number-matrix-rows-spanned="1" table:formula="of:=SUM([.Q3:.Q3]=[.$AK3:.$AK3])" office:value-type="float"/>
          <table:table-cell table:number-matrix-columns-spanned="1" table:number-matrix-rows-spanned="1" table:formula="of:=SUM([.R3:.R3]=[.$AL3:.$AL3])" office:value-type="float"/>
          <table:table-cell table:number-matrix-columns-spanned="1" table:number-matrix-rows-spanned="1" table:formula="of:=SUM([.S3:.S3]=[.$AM3:.$AM3])" office:value-type="float"/>
          <table:table-cell table:number-matrix-columns-spanned="1" table:number-matrix-rows-spanned="1" table:formula="of:=SUM([.T3:.T3]=[.$AN3:.$AN3])" office:value-type="float"/>
          <table:table-cell table:number-matrix-columns-spanned="1" table:number-matrix-rows-spanned="1" table:formula="of:=SUM([.U3:.U3]=[.$AO3:.$AO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AP3:.$AP3])" office:value-type="float"/>
          <table:table-cell table:number-matrix-columns-spanned="1" table:number-matrix-rows-spanned="1" table:formula="of:=SUM([.C3:.C3]&lt;[.$AQ3:.$AQ3])" office:value-type="float"/>
          <table:table-cell table:number-matrix-columns-spanned="1" table:number-matrix-rows-spanned="1" table:formula="of:=SUM([.D3:.D3]&lt;[.$AR3:.$AR3])" office:value-type="float"/>
          <table:table-cell table:number-matrix-columns-spanned="1" table:number-matrix-rows-spanned="1" table:formula="of:=SUM([.E3:.E3]&lt;[.$AS3:.$AS3])" office:value-type="float"/>
          <table:table-cell table:number-matrix-columns-spanned="1" table:number-matrix-rows-spanned="1" table:formula="of:=SUM([.F3:.F3]&lt;[.$AT3:.$AT3])" office:value-type="float"/>
          <table:table-cell table:number-matrix-columns-spanned="1" table:number-matrix-rows-spanned="1" table:formula="of:=SUM([.G3:.G3]&lt;[.$AU3:.$AU3])" office:value-type="float"/>
          <table:table-cell table:number-matrix-columns-spanned="1" table:number-matrix-rows-spanned="1" table:formula="of:=SUM([.H3:.H3]&lt;[.$AV3:.$AV3])" office:value-type="float"/>
          <table:table-cell table:number-matrix-columns-spanned="1" table:number-matrix-rows-spanned="1" table:formula="of:=SUM([.I3:.I3]&lt;[.$AW3:.$AW3])" office:value-type="float"/>
          <table:table-cell table:number-matrix-columns-spanned="1" table:number-matrix-rows-spanned="1" table:formula="of:=SUM([.J3:.J3]&lt;[.$AX3:.$AX3])" office:value-type="float"/>
          <table:table-cell table:number-matrix-columns-spanned="1" table:number-matrix-rows-spanned="1" table:formula="of:=SUM([.K3:.K3]&lt;[.$AY3:.$AY3])" office:value-type="float"/>
          <table:table-cell table:number-matrix-columns-spanned="1" table:number-matrix-rows-spanned="1" table:formula="of:=SUM([.L3:.L3]&lt;[.$AZ3:.$AZ3])" office:value-type="float"/>
          <table:table-cell table:number-matrix-columns-spanned="1" table:number-matrix-rows-spanned="1" table:formula="of:=SUM([.M3:.M3]&lt;[.$BA3:.$BA3])" office:value-type="float"/>
          <table:table-cell table:number-matrix-columns-spanned="1" table:number-matrix-rows-spanned="1" table:formula="of:=SUM([.N3:.N3]&lt;[.$BB3:.$BB3])" office:value-type="float"/>
          <table:table-cell table:number-matrix-columns-spanned="1" table:number-matrix-rows-spanned="1" table:formula="of:=SUM([.O3:.O3]&lt;[.$BC3:.$BC3])" office:value-type="float"/>
          <table:table-cell table:number-matrix-columns-spanned="1" table:number-matrix-rows-spanned="1" table:formula="of:=SUM([.P3:.P3]&lt;[.$BD3:.$BD3])" office:value-type="float"/>
          <table:table-cell table:number-matrix-columns-spanned="1" table:number-matrix-rows-spanned="1" table:formula="of:=SUM([.Q3:.Q3]&lt;[.$BE3:.$BE3])" office:value-type="float"/>
          <table:table-cell table:number-matrix-columns-spanned="1" table:number-matrix-rows-spanned="1" table:formula="of:=SUM([.R3:.R3]&lt;[.$BF3:.$BF3])" office:value-type="float"/>
          <table:table-cell table:number-matrix-columns-spanned="1" table:number-matrix-rows-spanned="1" table:formula="of:=SUM([.S3:.S3]&lt;[.$BG3:.$BG3])" office:value-type="float"/>
          <table:table-cell table:number-matrix-columns-spanned="1" table:number-matrix-rows-spanned="1" table:formula="of:=SUM([.T3:.T3]&lt;[.$BH3:.$BH3])" office:value-type="float"/>
          <table:table-cell table:number-matrix-columns-spanned="1" table:number-matrix-rows-spanned="1" table:formula="of:=SUM([.U3:.U3]&lt;[.$BI3:.$BI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AP3:.$AP3])" office:value-type="float"/>
          <table:table-cell table:number-matrix-columns-spanned="1" table:number-matrix-rows-spanned="1" table:formula="of:=SUM([.C3:.C3]&gt;[.$AQ3:.$AQ3])" office:value-type="float"/>
          <table:table-cell table:number-matrix-columns-spanned="1" table:number-matrix-rows-spanned="1" table:formula="of:=SUM([.D3:.D3]&gt;[.$AR3:.$AR3])" office:value-type="float"/>
          <table:table-cell table:number-matrix-columns-spanned="1" table:number-matrix-rows-spanned="1" table:formula="of:=SUM([.E3:.E3]&gt;[.$AS3:.$AS3])" office:value-type="float"/>
          <table:table-cell table:number-matrix-columns-spanned="1" table:number-matrix-rows-spanned="1" table:formula="of:=SUM([.F3:.F3]&gt;[.$AT3:.$AT3])" office:value-type="float"/>
          <table:table-cell table:number-matrix-columns-spanned="1" table:number-matrix-rows-spanned="1" table:formula="of:=SUM([.G3:.G3]&gt;[.$AU3:.$AU3])" office:value-type="float"/>
          <table:table-cell table:number-matrix-columns-spanned="1" table:number-matrix-rows-spanned="1" table:formula="of:=SUM([.H3:.H3]&gt;[.$AV3:.$AV3])" office:value-type="float"/>
          <table:table-cell table:number-matrix-columns-spanned="1" table:number-matrix-rows-spanned="1" table:formula="of:=SUM([.I3:.I3]&gt;[.$AW3:.$AW3])" office:value-type="float"/>
          <table:table-cell table:number-matrix-columns-spanned="1" table:number-matrix-rows-spanned="1" table:formula="of:=SUM([.J3:.J3]&gt;[.$AX3:.$AX3])" office:value-type="float"/>
          <table:table-cell table:number-matrix-columns-spanned="1" table:number-matrix-rows-spanned="1" table:formula="of:=SUM([.K3:.K3]&gt;[.$AY3:.$AY3])" office:value-type="float"/>
          <table:table-cell table:number-matrix-columns-spanned="1" table:number-matrix-rows-spanned="1" table:formula="of:=SUM([.L3:.L3]&gt;[.$AZ3:.$AZ3])" office:value-type="float"/>
          <table:table-cell table:number-matrix-columns-spanned="1" table:number-matrix-rows-spanned="1" table:formula="of:=SUM([.M3:.M3]&gt;[.$BA3:.$BA3])" office:value-type="float"/>
          <table:table-cell table:number-matrix-columns-spanned="1" table:number-matrix-rows-spanned="1" table:formula="of:=SUM([.N3:.N3]&gt;[.$BB3:.$BB3])" office:value-type="float"/>
          <table:table-cell table:number-matrix-columns-spanned="1" table:number-matrix-rows-spanned="1" table:formula="of:=SUM([.O3:.O3]&gt;[.$BC3:.$BC3])" office:value-type="float"/>
          <table:table-cell table:number-matrix-columns-spanned="1" table:number-matrix-rows-spanned="1" table:formula="of:=SUM([.P3:.P3]&gt;[.$BD3:.$BD3])" office:value-type="float"/>
          <table:table-cell table:number-matrix-columns-spanned="1" table:number-matrix-rows-spanned="1" table:formula="of:=SUM([.Q3:.Q3]&gt;[.$BE3:.$BE3])" office:value-type="float"/>
          <table:table-cell table:number-matrix-columns-spanned="1" table:number-matrix-rows-spanned="1" table:formula="of:=SUM([.R3:.R3]&gt;[.$BF3:.$BF3])" office:value-type="float"/>
          <table:table-cell table:number-matrix-columns-spanned="1" table:number-matrix-rows-spanned="1" table:formula="of:=SUM([.S3:.S3]&gt;[.$BG3:.$BG3])" office:value-type="float"/>
          <table:table-cell table:number-matrix-columns-spanned="1" table:number-matrix-rows-spanned="1" table:formula="of:=SUM([.T3:.T3]&gt;[.$BH3:.$BH3])" office:value-type="float"/>
          <table:table-cell table:number-matrix-columns-spanned="1" table:number-matrix-rows-spanned="1" table:formula="of:=SUM([.U3:.U3]&gt;[.$BI3:.$BI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BJ3:.$BJ3])" office:value-type="float"/>
          <table:table-cell table:number-matrix-columns-spanned="1" table:number-matrix-rows-spanned="1" table:formula="of:=SUM([.C3:.C3]=[.$BK3:.$BK3])" office:value-type="float"/>
          <table:table-cell table:number-matrix-columns-spanned="1" table:number-matrix-rows-spanned="1" table:formula="of:=SUM([.D3:.D3]=[.$BL3:.$BL3])" office:value-type="float"/>
          <table:table-cell table:number-matrix-columns-spanned="1" table:number-matrix-rows-spanned="1" table:formula="of:=SUM([.E3:.E3]=[.$BM3:.$BM3])" office:value-type="float"/>
          <table:table-cell table:number-matrix-columns-spanned="1" table:number-matrix-rows-spanned="1" table:formula="of:=SUM([.F3:.F3]=[.$BN3:.$BN3])" office:value-type="float"/>
          <table:table-cell table:number-matrix-columns-spanned="1" table:number-matrix-rows-spanned="1" table:formula="of:=SUM([.G3:.G3]=[.$BO3:.$BO3])" office:value-type="float"/>
          <table:table-cell table:number-matrix-columns-spanned="1" table:number-matrix-rows-spanned="1" table:formula="of:=SUM([.H3:.H3]=[.$BP3:.$BP3])" office:value-type="float"/>
          <table:table-cell table:number-matrix-columns-spanned="1" table:number-matrix-rows-spanned="1" table:formula="of:=SUM([.I3:.I3]=[.$BQ3:.$BQ3])" office:value-type="float"/>
          <table:table-cell table:number-matrix-columns-spanned="1" table:number-matrix-rows-spanned="1" table:formula="of:=SUM([.J3:.J3]=[.$BR3:.$BR3])" office:value-type="float"/>
          <table:table-cell table:number-matrix-columns-spanned="1" table:number-matrix-rows-spanned="1" table:formula="of:=SUM([.K3:.K3]=[.$BS3:.$BS3])" office:value-type="float"/>
          <table:table-cell table:number-matrix-columns-spanned="1" table:number-matrix-rows-spanned="1" table:formula="of:=SUM([.L3:.L3]=[.$BT3:.$BT3])" office:value-type="float"/>
          <table:table-cell table:number-matrix-columns-spanned="1" table:number-matrix-rows-spanned="1" table:formula="of:=SUM([.M3:.M3]=[.$BU3:.$BU3])" office:value-type="float"/>
          <table:table-cell table:number-matrix-columns-spanned="1" table:number-matrix-rows-spanned="1" table:formula="of:=SUM([.N3:.N3]=[.$BV3:.$BV3])" office:value-type="float"/>
          <table:table-cell table:number-matrix-columns-spanned="1" table:number-matrix-rows-spanned="1" table:formula="of:=SUM([.O3:.O3]=[.$BW3:.$BW3])" office:value-type="float"/>
          <table:table-cell table:number-matrix-columns-spanned="1" table:number-matrix-rows-spanned="1" table:formula="of:=SUM([.P3:.P3]=[.$BX3:.$BX3])" office:value-type="float"/>
          <table:table-cell table:number-matrix-columns-spanned="1" table:number-matrix-rows-spanned="1" table:formula="of:=SUM([.Q3:.Q3]=[.$BY3:.$BY3])" office:value-type="float"/>
          <table:table-cell table:number-matrix-columns-spanned="1" table:number-matrix-rows-spanned="1" table:formula="of:=SUM([.R3:.R3]=[.$BZ3:.$BZ3])" office:value-type="float"/>
          <table:table-cell table:number-matrix-columns-spanned="1" table:number-matrix-rows-spanned="1" table:formula="of:=SUM([.S3:.S3]=[.$CA3:.$CA3])" office:value-type="float"/>
          <table:table-cell table:number-matrix-columns-spanned="1" table:number-matrix-rows-spanned="1" table:formula="of:=SUM([.T3:.T3]=[.$CB3:.$CB3])" office:value-type="float"/>
          <table:table-cell table:number-matrix-columns-spanned="1" table:number-matrix-rows-spanned="1" table:formula="of:=SUM([.U3:.U3]=[.$CC3:.$CC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